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.0402in" loext:contextual-spacing="false"/>
      <style:text-properties style:font-name="Times New Roman" fo:language="bg" fo:country="BG" officeooo:rsid="0014207b" officeooo:paragraph-rsid="0014207b"/>
    </style:style>
    <style:style style:name="P2" style:family="paragraph" style:parent-style-name="Text_20_body">
      <style:paragraph-properties fo:text-align="justify" style:justify-single-word="false"/>
      <style:text-properties officeooo:paragraph-rsid="0014207b"/>
    </style:style>
    <style:style style:name="P3" style:family="paragraph" style:parent-style-name="Default">
      <style:paragraph-properties fo:text-align="center" style:justify-single-word="false"/>
      <style:text-properties fo:font-size="14pt" fo:font-weight="bold" officeooo:paragraph-rsid="0016039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402in" fo:margin-bottom="0.0402in" loext:contextual-spacing="false" fo:text-align="start" style:justify-single-word="false"/>
      <style:text-properties style:font-name="Times New Roman" fo:language="bg" fo:country="BG" officeooo:rsid="001ec4e4" officeooo:paragraph-rsid="0014207b"/>
    </style:style>
    <style:style style:name="P5" style:family="paragraph" style:parent-style-name="Standard">
      <style:paragraph-properties fo:margin-top="0.0402in" fo:margin-bottom="0.0402in" loext:contextual-spacing="false" fo:text-align="start" style:justify-single-word="false"/>
      <style:text-properties style:font-name="Times New Roman" fo:language="bg" fo:country="BG" officeooo:rsid="0014207b" officeooo:paragraph-rsid="0018203d"/>
    </style:style>
    <style:style style:name="P6" style:family="paragraph" style:parent-style-name="Standard">
      <style:paragraph-properties fo:margin-top="0.0402in" fo:margin-bottom="0.0402in" loext:contextual-spacing="false" fo:text-align="start" style:justify-single-word="false"/>
      <style:text-properties style:font-name="Times New Roman" fo:language="bg" fo:country="BG" officeooo:rsid="0014207b" officeooo:paragraph-rsid="0014207b"/>
    </style:style>
    <style:style style:name="P7" style:family="paragraph" style:parent-style-name="Heading_20_3">
      <style:paragraph-properties fo:text-align="center" style:justify-single-word="false"/>
      <style:text-properties officeooo:paragraph-rsid="0016039d"/>
    </style:style>
    <style:style style:name="P8" style:family="paragraph" style:parent-style-name="Heading_20_3">
      <style:paragraph-properties fo:text-align="center" style:justify-single-word="false"/>
      <style:text-properties officeooo:rsid="0016039d" officeooo:paragraph-rsid="0016039d"/>
    </style:style>
    <style:style style:name="P9" style:family="paragraph" style:parent-style-name="Heading_20_2">
      <style:paragraph-properties fo:text-align="center" style:justify-single-word="false"/>
      <style:text-properties officeooo:paragraph-rsid="0014207b"/>
    </style:style>
    <style:style style:name="T1" style:family="text">
      <style:text-properties officeooo:rsid="0014207b"/>
    </style:style>
    <style:style style:name="T2" style:family="text">
      <style:text-properties officeooo:rsid="002aaa69"/>
    </style:style>
    <style:style style:name="T3" style:family="text">
      <style:text-properties officeooo:rsid="001ec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Сдружение с нестопанска цел "ТУКСКОН"</text:h>
      <text:h text:style-name="P7" text:outline-level="3"><text:span text:style-name="T1">ПРОТОКОЛ</text:span> ЗА ДАРЕНИЕ </text:h>
      <text:h text:style-name="P8" text:outline-level="3">№ /2018г</text:h>
      <text:p text:style-name="P3"/>
      <text:p text:style-name="P2"/>
      <text:p text:style-name="P4">Днес, <text:span text:style-name="T2">25</text:span> <text:span text:style-name="T2">май</text:span> 201<text:span text:style-name="T2">8</text:span>г, в гр. Пловдив Сдружение с нестопанска цел в обществена полза "ТУКСКОН", код по БУЛСТАТ 176898488, с адрес ул. Антим I №7, Пловдив, 4000 и вписано в регистъра за сдружения с нестопанска цел с решение на Пловдивски окръжен съд №236 от 15.07.2015г, представено от Леон Бенямин Анав<text:span text:style-name="T1">и,</text:span></text:p>
      <text:p text:style-name="P5">прие от <text:span text:style-name="T3">.............................................................., Булстат .............................., с адрес ................................................., представлявано от ...........................................................,</text:span></text:p>
      <text:p text:style-name="P6">дарение в размер на 500 (словом: петстотин) лева, което да се използва съгласно договора между страните. </text:p>
      <text:p text:style-name="P6"/>
      <text:p text:style-name="P6">В удостоверение на горното двете страни се подписват:</text:p>
      <text:p text:style-name="P1"/>
      <text:p text:style-name="P1"><text:s/></text:p>
      <text:p text:style-name="P1">За Дарителя: <text:s text:c="2"/><text:tab/><text:tab/><text:tab/><text:tab/><text:tab/><text:tab/><text:tab/>За Дарения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39:28.776809176</meta:creation-date>
    <dc:date>2018-05-22T10:47:58.046635699</dc:date>
    <meta:editing-duration>PT5M59S</meta:editing-duration>
    <meta:editing-cycles>8</meta:editing-cycles>
    <meta:generator>LibreOffice/5.4.6.2$Linux_X86_64 LibreOffice_project/40m0$Build-2</meta:generator>
    <meta:document-statistic meta:table-count="0" meta:image-count="0" meta:object-count="0" meta:page-count="1" meta:paragraph-count="9" meta:word-count="99" meta:character-count="807" meta:non-whitespace-character-count="703"/>
  </office:meta>
</office:document-meta>
</file>